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color="#000073" style:font-name="Times" fo:font-size="16pt" fo:language="sk" fo:country="SK" style:font-size-asian="16pt" style:font-name-complex="Times1" style:font-size-complex="16pt"/>
    </style:style>
    <style:style style:name="P2" style:family="paragraph" style:parent-style-name="Standard">
      <style:text-properties style:font-name="Times New Roman" fo:language="sk" fo:country="SK" style:font-name-complex="Times New Roman1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color="#000073" style:font-name="Times" fo:font-size="16pt" fo:language="sk" fo:country="SK" style:font-size-asian="16pt" style:font-name-complex="Times1" style:font-size-complex="16pt"/>
    </style:style>
    <style:style style:name="T2" style:family="text">
      <style:text-properties style:font-name="Times New Roman" fo:language="sk" fo:country="SK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Intereg Åarjelsaemien</text:span></text:p>
      <text:p text:style-name="P1"/>
      <text:p text:style-name="Standard"><text:span text:style-name="T2">Saerniestimmie da</text:span><text:bookmark text:name="_GoBack"/><text:span text:style-name="T2">n stoerre ektesvuekie barkoeprosjekten bijre, mestie båata, barkoesijjieh, aatjmehkh, jilleskåvloeh/universiteth, haamoedimmieh/årganisasjovnh jih byjjes viehkiedirregh Jiemhtesne jih dovne Trøødelagen fylhkine maehtie dåarjegem jijnjide råajvarimmide åadtjodh 1996-n raejeste 1999-n raajan.</text:span></text:p>
      <text:p text:style-name="P2"/>
      <text:p text:style-name="Standard"><text:span text:style-name="T2">Guktie daajroes, Sveerje lea liihtseginie EE-esne (Europa Ektiedimmesne) sjidteme, mij beetnegh dåajvohte, ektievoetejielemem jih barkoem unijovnen raastebealah skreejrehtidh. Trøøderidie jih dovne jiemhtide gåabpegh bielesne lea gujht buerine gosse buektiehtibie jillie-jih luvliebielesne eensilaahkan ektesne barkedh, nimhtie dam Nøørje jijtse bielaste seamma jijnjem dåajvohte!</text:span></text:p>
      <text:p text:style-name="P2"/>
      <text:p text:style-name="Standard"><text:span text:style-name="T2">Iktemearan leah daaj jinjh beetnegh, medtie 180 millionvnh tjåervieh 1996-n raejeste 1999-n raajan. Dennie mieresne lea vuertiemisnie edtjieh saatnan gielteges eajhnah jih prosjekth jijhtedh mah Jiemthen jih Trøøndelaagen fylhki gaskesem maehtie övtiedidh. Jielemevuekie, giehtjedimmie, ööpehtimmie, kultuvre, byjrese jih eeremes - orre barkoesijjieh leah viehkeles tsiehkiebaahkoe. Barkoesijjieh, tjielth, institusjovnh jih såemies almetjh sih joe maehtieh gijkije eajhnaj gujmie tjahkan, mohte eah giem Jiemhtesne dabpth? Dovne gaskeseövtiedamman maehtiejjibie debpelen dahkoe dåarjegem vedtedh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nb" fo:country="NO" style:letter-kerning="false" style:font-name-asian="ＭＳ 明朝" style:font-size-asian="12pt" style:language-asian="nb" style:country-asian="NO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nb" fo:country="NO" style:letter-kerning="false" style:font-name-asian="ＭＳ 明朝" style:font-size-asian="12pt" style:language-asian="nb" style:country-asian="NO" style:font-name-complex="F" style:font-size-complex="12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obletekst_20_Tegn" style:display-name="Bobletekst Teg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ssel Jåma</meta:initial-creator>
    <dc:creator>Sissel Jåma</dc:creator>
    <meta:editing-cycles>2</meta:editing-cycles>
    <meta:creation-date>2012-05-11T07:39:00</meta:creation-date>
    <dc:date>2012-05-11T07:39:00</dc:date>
    <meta:editing-duration>PT2M</meta:editing-duration>
    <meta:generator>LibreOffice/6.4.6.2$Linux_X86_64 LibreOffice_project/40$Build-2</meta:generator>
    <meta:document-statistic meta:table-count="0" meta:image-count="0" meta:object-count="0" meta:page-count="1" meta:paragraph-count="4" meta:word-count="143" meta:character-count="1306" meta:non-whitespace-character-count="1167"/>
    <meta:user-defined meta:name="AppVersion">14.0000</meta:user-defined>
    <meta:user-defined meta:name="Company">Sør-Trøndelag Fylkeskommune, Aaj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